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229in" fo:margin-left="-0.075in" table:align="left" style:writing-mode="lr-tb"/>
    </style:style>
    <style:style style:name="Table1.A" style:family="table-column">
      <style:table-column-properties style:column-width="1.7951in"/>
    </style:style>
    <style:style style:name="Table1.B" style:family="table-column">
      <style:table-column-properties style:column-width="0.1965in"/>
    </style:style>
    <style:style style:name="Table1.C" style:family="table-column">
      <style:table-column-properties style:column-width="3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625in" fo:margin-left="-0.075in" table:align="left" style:writing-mode="lr-tb"/>
    </style:style>
    <style:style style:name="Table2.A" style:family="table-column">
      <style:table-column-properties style:column-width="1.45in"/>
    </style:style>
    <style:style style:name="Table2.B" style:family="table-column">
      <style:table-column-properties style:column-width="5.1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75in" fo:border="none" style:writing-mode="lr-tb"/>
    </style:style>
    <style:style style:name="P1" style:family="paragraph" style:parent-style-name="Standard">
      <style:text-properties fo:font-weight="bold" officeooo:paragraph-rsid="000c96f5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0pt" officeooo:paragraph-rsid="000c96f5" style:font-size-asian="10pt" style:font-size-complex="10pt"/>
    </style:style>
    <style:style style:name="P3" style:family="paragraph" style:parent-style-name="Standard">
      <style:text-properties officeooo:paragraph-rsid="000c96f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9992" officeooo:paragraph-rsid="000d99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d9992" officeooo:paragraph-rsid="000d999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0d9992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0c96f5" style:font-size-asian="12pt" style:font-size-complex="12pt"/>
    </style:style>
    <style:style style:name="P8" style:family="paragraph" style:parent-style-name="Standard" style:list-style-name="WW8Num1">
      <style:paragraph-properties fo:text-align="justify" style:justify-single-word="false"/>
      <style:text-properties fo:font-size="12pt" officeooo:paragraph-rsid="000c96f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0d999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0f833a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3in" style:type="right"/>
        </style:tab-stops>
      </style:paragraph-properties>
      <style:text-properties fo:font-size="11pt" officeooo:paragraph-rsid="000c96f5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2717in" style:type="right" style:leader-style="dotted" style:leader-text="."/>
        </style:tab-stops>
      </style:paragraph-properties>
      <style:text-properties fo:font-size="11pt" officeooo:paragraph-rsid="000c96f5" style:font-size-asian="11pt" style:font-size-complex="11pt"/>
    </style:style>
    <style:style style:name="P13" style:family="paragraph" style:parent-style-name="Standard">
      <style:text-properties fo:font-size="11pt" officeooo:paragraph-rsid="000c96f5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2717in" style:type="right" style:leader-style="dotted" style:leader-text="."/>
        </style:tab-stops>
      </style:paragraph-properties>
      <style:text-properties fo:font-size="11pt" fo:language="id" fo:country="ID" officeooo:paragraph-rsid="000c96f5" style:font-size-asian="11pt" style:language-asian="id" style:country-asian="ID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f9f51" officeooo:paragraph-rsid="000f9f5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0ea5b" officeooo:paragraph-rsid="0010ea5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2pt" officeooo:paragraph-rsid="000c96f5" style:font-size-asian="12pt" style:font-size-complex="12pt"/>
    </style:style>
    <style:style style:name="P18" style:family="paragraph" style:parent-style-name="Footer">
      <style:paragraph-properties fo:text-align="end" style:justify-single-word="false"/>
      <style:text-properties fo:font-size="10pt" fo:font-style="italic" officeooo:rsid="0010ea5b" officeooo:paragraph-rsid="0010ea5b" style:font-size-asian="10pt" style:font-style-asian="italic" style:font-size-complex="10pt" style:font-style-complex="italic"/>
    </style:style>
    <style:style style:name="P19" style:family="paragraph" style:parent-style-name="Footer">
      <style:paragraph-properties fo:text-align="start" style:justify-single-word="false"/>
      <style:text-properties fo:font-size="10pt" fo:font-style="italic" officeooo:rsid="0010ea5b" officeooo:paragraph-rsid="0010ea5b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992" style:font-weight-asian="bold" style:font-weight-complex="bold"/>
    </style:style>
    <style:style style:name="T3" style:family="text">
      <style:text-properties officeooo:rsid="000d999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2d60" style:font-style-asian="italic" style:font-style-complex="italic"/>
    </style:style>
    <style:style style:name="T6" style:family="text">
      <style:text-properties officeooo:rsid="000f833a"/>
    </style:style>
    <style:style style:name="T7" style:family="text">
      <style:text-properties officeooo:rsid="000f9f51"/>
    </style:style>
    <style:style style:name="T8" style:family="text">
      <style:text-properties officeooo:rsid="0010ea5b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"/>
    </style:style>
    <style:style style:name="T11" style:family="text">
      <style:text-properties officeooo:rsid="00112d60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JURNAL TEKNOLOGI DAN SISTEM KOMPUTER</text:p>
      <text:p text:style-name="P4">PERJANJIAN PENGALIHAN HAK CIPTA</text:p>
      <text:p text:style-name="P5">(<text:span text:style-name="T4">COPYRIGHT TRANSFER AGREEMENT</text:span>)</text:p>
      <text:p text:style-name="P3"/>
      <text:p text:style-name="P6"><text:span text:style-name="T3">Saya yang bertanda tangan di bawah ini, atas nama semua penulis, dengan ini menyatakan bahwa artikel berikut adalah karya tulis orisinil dari penulis dan belum pernah dipublikasikan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Judul <text:span text:style-name="T3">Artikel</text:span></text:p>
            <text:p text:style-name="P13"/>
            <text:p text:style-name="P13"/>
            <text:p text:style-name="P13"/>
            <text:p text:style-name="P13"/>
            <text:p text:style-name="P13">Penulis </text:p>
            <text:p text:style-name="P13"/>
            <text:p text:style-name="P13"/>
            <text:p text:style-name="P13"/>
            <text:p text:style-name="P13">Organisasi atau institusi afiliasi</text:p>
          </table:table-cell>
          <table:table-cell table:style-name="Table1.A1" office:value-type="string">
            <text:p text:style-name="P13">:</text:p>
            <text:p text:style-name="P13"/>
            <text:p text:style-name="P13"/>
            <text:p text:style-name="P13"/>
            <text:p text:style-name="P13"/>
            <text:p text:style-name="P13">:</text:p>
            <text:p text:style-name="P13"/>
            <text:p text:style-name="P13"/>
            <text:p text:style-name="P13"/>
            <text:p text:style-name="P13">:</text:p>
          </table:table-cell>
          <table:table-cell table:style-name="Table1.A1" office:value-type="string">
            <text:p text:style-name="P13">........................................................................................</text:p>
            <text:p text:style-name="P13">........................................................................................</text:p>
            <text:p text:style-name="P13">........................................................................................</text:p>
            <text:p text:style-name="P13">........................................................................................</text:p>
            <text:p text:style-name="P13"/>
            <text:p text:style-name="P13">1.</text:p>
            <text:p text:style-name="P13">2.</text:p>
            <text:p text:style-name="P13">3.</text:p>
            <text:p text:style-name="P13"/>
            <text:p text:style-name="P13">........................................................................................</text:p>
            <text:p text:style-name="P13">........................................................................................</text:p>
            <text:p text:style-name="P13"/>
          </table:table-cell>
        </table:table-row>
      </table:table>
      <text:p text:style-name="P2"/>
      <text:p text:style-name="P9"><text:span text:style-name="T3">Jika</text:span> <text:span text:style-name="T3">artikel</text:span> ini diterima untuk dipublikasikan dalam <text:span text:style-name="T3">nomor terbitan di Jurnal Teknologi dan Sistem Komputer (JTSiskom)</text:span>, <text:span text:style-name="T3">maka </text:span>saya dengan ini menyerahkan semua hak <text:span text:style-name="T11">cipta (</text:span><text:span text:style-name="T5">copyright</text:span><text:span text:style-name="T11">) kepada JTSiskom dan Departemen Sistem Komputer Universitas Diponegoro sebagai penerbit jurnal. </text:span></text:p>
      <text:p text:style-name="P9"/>
      <text:p text:style-name="P9">Hak cipta<text:span text:style-name="T11"> </text:span>meliputi hak eksklusif untuk mereproduksi dan memberikan artikel dalam semua bentuk dan media, termasuk cetak ulang, foto, mikrofilm dan setiap reproduksi lain yang sejenis, serta terjemahan. <text:span text:style-name="T3">P</text:span>enulis<text:span text:style-name="T11"> masih</text:span> <text:span text:style-name="T2">mempunyai hak</text:span> untuk hal-hal berikut:</text:p>
      <text:list xml:id="list4837329685502441086" text:style-name="WW8Num1">
        <text:list-item>
          <text:p text:style-name="P8">menggandakan seluruh atau sebagian materi yang dipublikasikan untuk digunakan oleh penulis sendiri <text:span text:style-name="T3">sebagai</text:span> bahan pengajaran di kelas atau bahan presentasi lisan dalam berbagai forum;</text:p>
        </text:list-item>
        <text:list-item>
          <text:p text:style-name="P8">menggunakan kembali sebagian atau keseluruhan materi sebagai bahan kompilasi bagi karya tulis penulis<text:span text:style-name="T3"> selanjutnya</text:span>;</text:p>
        </text:list-item>
        <text:list-item>
          <text:p text:style-name="P8">membuat salinan dari bahan yang dipublikasikan untuk didistribusikan di lingkungan institusi tempat penulis bekerja.</text:p>
        </text:list-item>
      </text:list>
      <text:p text:style-name="P17"/>
      <text:p text:style-name="P10"><text:span text:style-name="T6">Saya bertanggung jawab terhadap keseluruhan isi artikel yang dikirimkan. </text:span>Saya setuju pengalihan hak ini juga berlaku bagi seluruh salinan yang dibuat dalam kaitan dengan <text:span text:style-name="T6">pengiriman artikel</text:span> ini dan saya juga akan menginformasikan kesepakatan ini kepada para penulis lain. 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Tanggal<text:tab/>:</text:p>
          </table:table-cell>
          <table:table-cell table:style-name="Table2.A1" office:value-type="string">
            <text:p text:style-name="P12">……………………………………………………………………………….</text:p>
          </table:table-cell>
        </table:table-row>
        <table:table-row table:style-name="Table2.1">
          <table:table-cell table:style-name="Table2.A1" office:value-type="string">
            <text:p text:style-name="P11">Nama penulis<text:tab/>:</text:p>
          </table:table-cell>
          <table:table-cell table:style-name="Table2.A1" office:value-type="string">
            <text:p text:style-name="P14">……………………………………………………………………………….</text:p>
          </table:table-cell>
        </table:table-row>
      </table:table>
      <text:p text:style-name="P13">Tanda tangan penulis utama: <text:span text:style-name="T7"><text:s/>(menggunakan tulisan tangan)</text:span></text:p>
      <text:p text:style-name="P13"/>
      <text:p text:style-name="P13"/>
      <text:p text:style-name="P13"/>
      <text:p text:style-name="P7">Catatan: Bilamana <text:span text:style-name="T6">artikel</text:span> anda tidak diterima maka surat ini dinyatakan tidak berlaku.</text:p>
      <text:p text:style-name="P2"/>
      <text:p text:style-name="P16">-----------------------------------</text:p>
      <text:p text:style-name="P15">Formulir <text:span text:style-name="T1">yang telah diisi dan ditandatangani</text:span> di<text:span text:style-name="T8">-</text:span><text:span text:style-name="T4">scan</text:span> dan disimpan dalam <text:span text:style-name="T1">format PDF</text:span> dan harus dikirimkan sebagai file <text:span text:style-name="T4">supplementary</text:span> saat pengiriman artikel. Jika kesulitan, Penulis dapat mengirimkan ke email <text:span text:style-name="T1">jtsiskom@ce.undip.ac.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fo:font-size="10pt" style:font-size-asian="10pt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officeooo:rsid="0010ea5b" officeooo:paragraph-rsid="0010ea5b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ea5b" officeooo:paragraph-rsid="0010ea5b" style:font-size-asian="10pt" style:font-style-asian="italic" style:font-size-complex="10pt" style:font-style-complex="italic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48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52in" fo:margin-top="0.1965in"/>
      </style:footer-style>
    </style:page-layout>
  </office:automatic-styles>
  <office:master-styles>
    <style:master-page style:name="Standard" style:page-layout-name="Mpm1">
      <style:footer>
        <text:section text:style-name="MSect1" text:name="Section1">
          <text:p text:style-name="MP1"><text:span text:style-name="MT1">©</text:span><text:span text:style-name="MT2">2016, Jurnal Teknologi dan Sistem Komputer</text:span></text:p>
          <text:p text:style-name="MP2">Formulir Perjanjian Pengalihan Hak Cipta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o Didik Widianto</meta:initial-creator>
    <meta:creation-date>2016-11-24T23:05:47.450736333</meta:creation-date>
    <dc:date>2016-11-24T23:41:01.727129985</dc:date>
    <dc:creator>Eko Didik Widianto</dc:creator>
    <meta:editing-duration>PT35M12S</meta:editing-duration>
    <meta:editing-cycles>6</meta:editing-cycles>
    <meta:generator>LibreOffice/5.0.3.2$Linux_x86 LibreOffice_project/00m0$Build-2</meta:generator>
    <meta:document-statistic meta:table-count="2" meta:image-count="0" meta:object-count="0" meta:page-count="1" meta:paragraph-count="35" meta:word-count="289" meta:character-count="2665" meta:non-whitespace-character-count="2410"/>
  </office:meta>
</office:document-meta>
</file>